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lanejamento das Entidades</text:span></text:h>
      <text:h text:style-name="Heading_20_4" text:outline-level="4">Fundos de Investimento</text:h>
      <text:p text:style-name="Preformatted_20_Text">python</text:p>
      <text:p text:style-name="Preformatted_20_Text"/>
      <text:p text:style-name="P2"><text:span text:style-name="Source_20_Text">class Fundo(models.Model):</text:span></text:p>
      <text:p text:style-name="P4"><text:span text:style-name="Source_20_Text"><text:s text:c="4"/>nome = models.CharField(max_length=255)</text:span></text:p>
      <text:p text:style-name="P4"><text:span text:style-name="Source_20_Text"><text:s text:c="4"/>codigo = models.CharField(max_length=20) <text:s/># Ticker</text:span></text:p>
      <text:p text:style-name="P4"><text:span text:style-name="Source_20_Text"><text:s text:c="4"/>tipo = models.CharField(max_length=50)</text:span></text:p>
      <text:p text:style-name="P5"><text:span text:style-name="Source_20_Text"><text:s text:c="4"/>valor_cota = models.DecimalField(max_digits=10, decimal_places=2)</text:span></text:p>
      <text:h text:style-name="Heading_20_4" text:outline-level="4">Movimentações</text:h>
      <text:p text:style-name="Preformatted_20_Text">python</text:p>
      <text:p text:style-name="Preformatted_20_Text"/>
      <text:p text:style-name="P2"><text:span text:style-name="Source_20_Text">class Movimentacao(models.Model):</text:span></text:p>
      <text:p text:style-name="P4"><text:span text:style-name="Source_20_Text"><text:s text:c="4"/>TIPO_CHOICES = [</text:span></text:p>
      <text:p text:style-name="P4"><text:span text:style-name="Source_20_Text"><text:s text:c="8"/>('aporte', 'Aporte'),</text:span></text:p>
      <text:p text:style-name="P4"><text:span text:style-name="Source_20_Text"><text:s text:c="8"/>('resgate', 'Resgate')</text:span></text:p>
      <text:p text:style-name="P4"><text:span text:style-name="Source_20_Text"><text:s text:c="4"/>]</text:span></text:p>
      <text:p text:style-name="P4"><text:span text:style-name="Source_20_Text"><text:s text:c="4"/>fundo = models.ForeignKey(Fundo, on_delete=models.CASCADE)</text:span></text:p>
      <text:p text:style-name="P4"><text:span text:style-name="Source_20_Text"><text:s text:c="4"/>data = models.DateField()</text:span></text:p>
      <text:p text:style-name="P4"><text:span text:style-name="Source_20_Text"><text:s text:c="4"/>valor = models.DecimalField(max_digits=10, decimal_places=2)</text:span></text:p>
      <text:p text:style-name="P5"><text:span text:style-name="Source_20_Text"><text:s text:c="4"/>tipo = models.CharField(max_length=10, choices=TIPO_CHOICES)</text:span></text:p>
      <text:p text:style-name="Horizontal_20_Line"/>
      <text:h text:style-name="Heading_20_3" text:outline-level="3">🔄 <text:span text:style-name="Strong_20_Emphasis">Lógica de Carteira</text:span></text:h>
      <text:p text:style-name="Text_20_body">Você pode calcular o saldo da carteira dinamicamente com base nas movimentações registradas:</text:p>
      <text:p text:style-name="Preformatted_20_Text">python</text:p>
      <text:p text:style-name="Preformatted_20_Text"/>
      <text:p text:style-name="P2"><text:span text:style-name="Source_20_Text"># Exemplo simplificado de lógica</text:span></text:p>
      <text:p text:style-name="P4"><text:span text:style-name="Source_20_Text">from django.db.models import Sum, Case, When, F</text:span></text:p>
      <text:p text:style-name="P4"/>
      <text:p text:style-name="P4"><text:span text:style-name="Source_20_Text">def calcular_saldo():</text:span></text:p>
      <text:p text:style-name="P4"><text:span text:style-name="Source_20_Text"><text:s text:c="4"/>aportes = Movimentacao.objects.filter(tipo='aporte').aggregate(total=Sum('valor'))['total'] or 0</text:span></text:p>
      <text:p text:style-name="P4"><text:span text:style-name="Source_20_Text"><text:s text:c="4"/>resgates = Movimentacao.objects.filter(tipo='resgate').aggregate(total=Sum('valor'))['total'] or 0</text:span></text:p>
      <text:p text:style-name="P5"><text:span text:style-name="Source_20_Text"><text:s text:c="4"/>return aportes - resgates</text:span></text:p>
      <text:p text:style-name="Horizontal_20_Line"/>
      <text:h text:style-name="Heading_20_3" text:outline-level="3">📡 <text:span text:style-name="Strong_20_Emphasis">API Endpoints (DRF)</text:span></text:h>
      <text:list text:style-name="L1">
        <text:list-item>
          <text:p text:style-name="P6"><text:span text:style-name="Source_20_Text">GET /fundos/</text:span> – Listar fundos</text:p>
        </text:list-item>
        <text:list-item>
          <text:p text:style-name="P6"><text:span text:style-name="Source_20_Text">POST /fundos/</text:span> – Criar fundo</text:p>
        </text:list-item>
        <text:list-item>
          <text:p text:style-name="P6"><text:span text:style-name="Source_20_Text">GET /movimentacoes/</text:span> – Listar movimentações</text:p>
        </text:list-item>
        <text:list-item>
          <text:p text:style-name="P6"><text:span text:style-name="Source_20_Text">POST /movimentacoes/</text:span> – Criar movimentação</text:p>
        </text:list-item>
        <text:list-item>
          <text:p text:style-name="P6"><text:span text:style-name="Source_20_Text">GET /carteira/saldo/</text:span> – Retornar saldo atual</text:p>
        </text:list-item>
      </text:list>
      <text:p text:style-name="Horizontal_20_Line"/>
      <text:h text:style-name="Heading_20_3" text:outline-level="3"><text:soft-page-break/>💻 <text:span text:style-name="Strong_20_Emphasis">Frontend com React</text:span></text:h>
      <text:p text:style-name="Text_20_body">No React, você pode ter 3 páginas/componentes principais:</text:p>
      <text:list text:style-name="L2">
        <text:list-item>
          <text:p text:style-name="P7"><text:span text:style-name="Strong_20_Emphasis">Cadastro de Fundos</text:span> – Formulário simples</text:p>
        </text:list-item>
        <text:list-item>
          <text:p text:style-name="P7"><text:span text:style-name="Strong_20_Emphasis">Cadastro de Movimentações</text:span> – Formulário com select para fundo e tipo</text:p>
        </text:list-item>
        <text:list-item>
          <text:p text:style-name="P7"><text:span text:style-name="Strong_20_Emphasis">Dashboard</text:span> – Tabela de movimentações + saldo exibido no topo</text:p>
        </text:list-item>
      </text:list>
      <text:p text:style-name="Text_20_body">Use <text:span text:style-name="Source_20_Text">fetch</text:span> ou <text:span text:style-name="Source_20_Text">axios</text:span> pra consumir as rotas da API. Pode usar <text:span text:style-name="Source_20_Text">useEffect</text:span> pra buscar os dados ao carregar os componentes.</text:p>
      <text:p text:style-name="Horizontal_20_Line"/>
      <text:h text:style-name="Heading_20_3" text:outline-level="3">🧼 <text:span text:style-name="Strong_20_Emphasis">Boas Práticas</text:span></text:h>
      <text:list text:style-name="L3">
        <text:list-item>
          <text:p text:style-name="P8">Separação clara entre camadas: models, views, serializers</text:p>
        </text:list-item>
        <text:list-item>
          <text:p text:style-name="P8">Código limpo e comentado</text:p>
        </text:list-item>
        <text:list-item>
          <text:p text:style-name="P8">Uso adequado de <text:span text:style-name="Source_20_Text">Serializer</text:span> e <text:span text:style-name="Source_20_Text">ModelSerializer</text:span></text:p>
        </text:list-item>
        <text:list-item>
          <text:p text:style-name="P8">Componentização no React para manter o código limpo</text:p>
        </text:list-item>
      </text:list>
      <text:p text:style-name="Horizontal_20_Line"/>
      <text:p text:style-name="Text_20_body">Se quiser, posso te ajudar a montar o esqueleto do projeto com base nisso (Django + DRF + React). Só me falar! Quer que eu já comece com a estrutura inicial do backend ou frontend?</text:p>
      <text:p text:style-name="Text_20_body">Ou prefere que eu crie um passo-a-passo de setup e desenvolvimento?</text:p>
      <text:p text:style-name="Text_20_body"><text:s/>com base nisso (Django + DRF + React). Só me falar! Começar com a estrutura inicial do backend e do frontend Ou prefere que eu crie um passo-a-passo de setup e desenvolvimento?</text:p>
      <text:h text:style-name="Heading_20_6" text:outline-level="6"/>
      <text:p text:style-name="Text_20_body">Como você quer <text:span text:style-name="Strong_20_Emphasis">começar com a estrutura inicial do backend e do frontend</text:span>, vou montar pra você um <text:span text:style-name="Strong_20_Emphasis">esqueleto funcional básico</text:span> com Django + Django REST Framework no backend, e React no frontend — tudo interligadinho, pronto pra começar a implementar as funcionalidades.</text:p>
      <text:p text:style-name="Horizontal_20_Line"/>
      <text:h text:style-name="Heading_20_2" text:outline-level="2">📁 Estrutura do Projeto</text:h>
      <text:p text:style-name="Preformatted_20_Text">bash</text:p>
      <text:p text:style-name="Preformatted_20_Text">CopiarEditar</text:p>
      <text:p text:style-name="P2"><text:span text:style-name="Source_20_Text">investimentos/</text:span></text:p>
      <text:p text:style-name="P4"><text:span text:style-name="Source_20_Text">├── backend/</text:span></text:p>
      <text:p text:style-name="P4"><text:span text:style-name="Source_20_Text">│ <text:s text:c="2"/>├── manage.py</text:span></text:p>
      <text:p text:style-name="P4"><text:span text:style-name="Source_20_Text">│ <text:s text:c="2"/>├── investimentos/ <text:s text:c="7"/># Projeto Django</text:span></text:p>
      <text:p text:style-name="P4"><text:span text:style-name="Source_20_Text">│ <text:s text:c="2"/>└── api/ <text:s text:c="17"/># App Django com a lógica</text:span></text:p>
      <text:p text:style-name="P4"><text:span text:style-name="Source_20_Text">├── frontend/</text:span></text:p>
      <text:p text:style-name="P4"><text:span text:style-name="Source_20_Text">│ <text:s text:c="2"/>└── (React app aqui)</text:span></text:p>
      <text:p text:style-name="P5"><text:span text:style-name="Source_20_Text">└── README.md</text:span></text:p>
      <text:p text:style-name="Horizontal_20_Line"/>
      <text:h text:style-name="Heading_20_2" text:outline-level="2"><text:soft-page-break/>🧱 1. Setup Backend (Django + DRF + SQLite)</text:h>
      <text:h text:style-name="Heading_20_3" text:outline-level="3">1.1 Criar o projeto</text:h>
      <text:p text:style-name="Preformatted_20_Text">bash</text:p>
      <text:p text:style-name="Preformatted_20_Text">CopiarEditar</text:p>
      <text:p text:style-name="P2"><text:span text:style-name="Source_20_Text">mkdir investimentos &amp;&amp; cd investimentos</text:span></text:p>
      <text:p text:style-name="P4"><text:span text:style-name="Source_20_Text">python -m venv venv</text:span></text:p>
      <text:p text:style-name="P4"><text:span text:style-name="Source_20_Text">source venv/bin/activate <text:s/># no Windows: venv\Scripts\activate</text:span></text:p>
      <text:p text:style-name="P4"><text:span text:style-name="Source_20_Text">pip install django djangorestframework</text:span></text:p>
      <text:p text:style-name="P4"><text:span text:style-name="Source_20_Text">django-admin startproject backend .</text:span></text:p>
      <text:p text:style-name="P4"><text:span text:style-name="Source_20_Text">cd backend</text:span></text:p>
      <text:p text:style-name="P5"><text:span text:style-name="Source_20_Text">python manage.py startapp api</text:span></text:p>
      <text:h text:style-name="Heading_20_3" text:outline-level="3">1.2 Configurações do projeto</text:h>
      <text:h text:style-name="Heading_20_4" text:outline-level="4"><text:span text:style-name="Source_20_Text">backend/settings.py</text:span></text:h>
      <text:list text:style-name="L4">
        <text:list-item>
          <text:p text:style-name="P9">Adicionar <text:span text:style-name="Source_20_Text">'rest_framework'</text:span> e <text:span text:style-name="Source_20_Text">'api'</text:span> no <text:span text:style-name="Source_20_Text">INSTALLED_APPS</text:span></text:p>
        </text:list-item>
      </text:list>
      <text:p text:style-name="Preformatted_20_Text">python</text:p>
      <text:p text:style-name="Preformatted_20_Text">CopiarEditar</text:p>
      <text:p text:style-name="P2"><text:span text:style-name="Source_20_Text">INSTALLED_APPS = [</text:span></text:p>
      <text:p text:style-name="P4"><text:span text:style-name="Source_20_Text"><text:s text:c="4"/>...</text:span></text:p>
      <text:p text:style-name="P4"><text:span text:style-name="Source_20_Text"><text:s text:c="4"/>'rest_framework',</text:span></text:p>
      <text:p text:style-name="P4"><text:span text:style-name="Source_20_Text"><text:s text:c="4"/>'api',</text:span></text:p>
      <text:p text:style-name="P5"><text:span text:style-name="Source_20_Text">]</text:span></text:p>
      <text:list text:style-name="L5">
        <text:list-item>
          <text:p text:style-name="P10">Definir <text:span text:style-name="Source_20_Text">CORS</text:span> se for rodar React separado:</text:p>
        </text:list-item>
      </text:list>
      <text:p text:style-name="Preformatted_20_Text">bash</text:p>
      <text:p text:style-name="Preformatted_20_Text">CopiarEditar</text:p>
      <text:p text:style-name="P3"><text:span text:style-name="Source_20_Text">pip install django-cors-headers</text:span></text:p>
      <text:p text:style-name="Preformatted_20_Text">python</text:p>
      <text:p text:style-name="Preformatted_20_Text">CopiarEditar</text:p>
      <text:p text:style-name="P2"><text:span text:style-name="Source_20_Text"># settings.py</text:span></text:p>
      <text:p text:style-name="P4"><text:span text:style-name="Source_20_Text">INSTALLED_APPS += ['corsheaders']</text:span></text:p>
      <text:p text:style-name="P4"><text:span text:style-name="Source_20_Text">MIDDLEWARE.insert(0, 'corsheaders.middleware.CorsMiddleware')</text:span></text:p>
      <text:p text:style-name="P5"><text:span text:style-name="Source_20_Text">CORS_ALLOW_ALL_ORIGINS = True <text:s/># ou configure especificamente</text:span></text:p>
      <text:p text:style-name="Horizontal_20_Line"/>
      <text:h text:style-name="Heading_20_2" text:outline-level="2">🧩 Modelos Iniciais</text:h>
      <text:h text:style-name="Heading_20_3" text:outline-level="3"><text:span text:style-name="Source_20_Text">api/models.py</text:span></text:h>
      <text:p text:style-name="Preformatted_20_Text">python</text:p>
      <text:p text:style-name="Preformatted_20_Text">CopiarEditar</text:p>
      <text:p text:style-name="P2"><text:span text:style-name="Source_20_Text">from django.db import models</text:span></text:p>
      <text:p text:style-name="P4"/>
      <text:p text:style-name="P4"><text:span text:style-name="Source_20_Text">class Fundo(models.Model):</text:span></text:p>
      <text:p text:style-name="P4"><text:span text:style-name="Source_20_Text"><text:s text:c="4"/>nome = models.CharField(max_length=255)</text:span></text:p>
      <text:p text:style-name="P4"><text:span text:style-name="Source_20_Text"><text:s text:c="4"/>codigo = models.CharField(max_length=20)</text:span></text:p>
      <text:p text:style-name="P4"><text:span text:style-name="Source_20_Text"><text:s text:c="4"/>tipo = models.CharField(max_length=50)</text:span></text:p>
      <text:p text:style-name="P4"><text:span text:style-name="Source_20_Text"><text:s text:c="4"/>valor_cota = models.DecimalField(max_digits=10, decimal_places=2)</text:span></text:p>
      <text:p text:style-name="P4"/>
      <text:p text:style-name="P4"><text:span text:style-name="Source_20_Text"><text:s text:c="4"/>def __str__(self):</text:span></text:p>
      <text:p text:style-name="P4"><text:span text:style-name="Source_20_Text"><text:s text:c="8"/>return self.nome</text:span></text:p>
      <text:p text:style-name="P4"><text:soft-page-break/></text:p>
      <text:p text:style-name="P4"><text:span text:style-name="Source_20_Text">class Movimentacao(models.Model):</text:span></text:p>
      <text:p text:style-name="P4"><text:span text:style-name="Source_20_Text"><text:s text:c="4"/>TIPO_CHOICES = [</text:span></text:p>
      <text:p text:style-name="P4"><text:span text:style-name="Source_20_Text"><text:s text:c="8"/>('aporte', 'Aporte'),</text:span></text:p>
      <text:p text:style-name="P4"><text:span text:style-name="Source_20_Text"><text:s text:c="8"/>('resgate', 'Resgate')</text:span></text:p>
      <text:p text:style-name="P4"><text:span text:style-name="Source_20_Text"><text:s text:c="4"/>]</text:span></text:p>
      <text:p text:style-name="P4"><text:span text:style-name="Source_20_Text"><text:s text:c="4"/>fundo = models.ForeignKey(Fundo, on_delete=models.CASCADE)</text:span></text:p>
      <text:p text:style-name="P4"><text:span text:style-name="Source_20_Text"><text:s text:c="4"/>data = models.DateField()</text:span></text:p>
      <text:p text:style-name="P4"><text:span text:style-name="Source_20_Text"><text:s text:c="4"/>valor = models.DecimalField(max_digits=10, decimal_places=2)</text:span></text:p>
      <text:p text:style-name="P5"><text:span text:style-name="Source_20_Text"><text:s text:c="4"/>tipo = models.CharField(max_length=10, choices=TIPO_CHOICES)</text:span></text:p>
      <text:p text:style-name="Horizontal_20_Line"/>
      <text:h text:style-name="Heading_20_2" text:outline-level="2">🔄 Serializers</text:h>
      <text:h text:style-name="Heading_20_3" text:outline-level="3"><text:span text:style-name="Source_20_Text">api/serializers.py</text:span></text:h>
      <text:p text:style-name="Preformatted_20_Text">python</text:p>
      <text:p text:style-name="Preformatted_20_Text"/>
      <text:p text:style-name="P2"><text:span text:style-name="Source_20_Text">from rest_framework import serializers</text:span></text:p>
      <text:p text:style-name="P4"><text:span text:style-name="Source_20_Text">from .models import Fundo, Movimentacao</text:span></text:p>
      <text:p text:style-name="P4"/>
      <text:p text:style-name="P4"><text:span text:style-name="Source_20_Text">class FundoSerializer(serializers.ModelSerializer):</text:span></text:p>
      <text:p text:style-name="P4"><text:span text:style-name="Source_20_Text"><text:s text:c="4"/>class Meta:</text:span></text:p>
      <text:p text:style-name="P4"><text:span text:style-name="Source_20_Text"><text:s text:c="8"/>model = Fundo</text:span></text:p>
      <text:p text:style-name="P4"><text:span text:style-name="Source_20_Text"><text:s text:c="8"/>fields = '__all__'</text:span></text:p>
      <text:p text:style-name="P4"/>
      <text:p text:style-name="P4"><text:span text:style-name="Source_20_Text">class MovimentacaoSerializer(serializers.ModelSerializer):</text:span></text:p>
      <text:p text:style-name="P4"><text:span text:style-name="Source_20_Text"><text:s text:c="4"/>class Meta:</text:span></text:p>
      <text:p text:style-name="P4"><text:span text:style-name="Source_20_Text"><text:s text:c="8"/>model = Movimentacao</text:span></text:p>
      <text:p text:style-name="P5"><text:span text:style-name="Source_20_Text"><text:s text:c="8"/>fields = '__all__'</text:span></text:p>
      <text:p text:style-name="Horizontal_20_Line"/>
      <text:h text:style-name="Heading_20_2" text:outline-level="2">🔁 Views e Rotas</text:h>
      <text:h text:style-name="Heading_20_3" text:outline-level="3"><text:span text:style-name="Source_20_Text">api/views.py</text:span></text:h>
      <text:p text:style-name="Preformatted_20_Text">python</text:p>
      <text:p text:style-name="Preformatted_20_Text">CopiarEditar</text:p>
      <text:p text:style-name="P2"><text:span text:style-name="Source_20_Text">from rest_framework import viewsets</text:span></text:p>
      <text:p text:style-name="P4"><text:span text:style-name="Source_20_Text">from .models import Fundo, Movimentacao</text:span></text:p>
      <text:p text:style-name="P4"><text:span text:style-name="Source_20_Text">from .serializers import FundoSerializer, MovimentacaoSerializer</text:span></text:p>
      <text:p text:style-name="P4"/>
      <text:p text:style-name="P4"><text:span text:style-name="Source_20_Text">class FundoViewSet(viewsets.ModelViewSet):</text:span></text:p>
      <text:p text:style-name="P4"><text:span text:style-name="Source_20_Text"><text:s text:c="4"/>queryset = Fundo.objects.all()</text:span></text:p>
      <text:p text:style-name="P4"><text:span text:style-name="Source_20_Text"><text:s text:c="4"/>serializer_class = FundoSerializer</text:span></text:p>
      <text:p text:style-name="P4"/>
      <text:p text:style-name="P4"><text:span text:style-name="Source_20_Text">class MovimentacaoViewSet(viewsets.ModelViewSet):</text:span></text:p>
      <text:p text:style-name="P4"><text:span text:style-name="Source_20_Text"><text:s text:c="4"/>queryset = Movimentacao.objects.all().order_by('-data')</text:span></text:p>
      <text:p text:style-name="P5"><text:span text:style-name="Source_20_Text"><text:s text:c="4"/>serializer_class = MovimentacaoSerializer</text:span></text:p>
      <text:h text:style-name="Heading_20_3" text:outline-level="3"><text:span text:style-name="Source_20_Text">backend/urls.py</text:span></text:h>
      <text:p text:style-name="Preformatted_20_Text">python</text:p>
      <text:p text:style-name="Preformatted_20_Text">CopiarEditar</text:p>
      <text:p text:style-name="P2"><text:span text:style-name="Source_20_Text">from django.contrib import admin</text:span></text:p>
      <text:p text:style-name="P4"><text:span text:style-name="Source_20_Text">from django.urls import path, include</text:span></text:p>
      <text:p text:style-name="P4"><text:span text:style-name="Source_20_Text">from rest_framework.routers import DefaultRouter</text:span></text:p>
      <text:p text:style-name="P4"><text:soft-page-break/><text:span text:style-name="Source_20_Text">from api.views import FundoViewSet, MovimentacaoViewSet</text:span></text:p>
      <text:p text:style-name="P4"/>
      <text:p text:style-name="P4"><text:span text:style-name="Source_20_Text">router = DefaultRouter()</text:span></text:p>
      <text:p text:style-name="P4"><text:span text:style-name="Source_20_Text">router.register(r'fundos', FundoViewSet)</text:span></text:p>
      <text:p text:style-name="P4"><text:span text:style-name="Source_20_Text">router.register(r'movimentacoes', MovimentacaoViewSet)</text:span></text:p>
      <text:p text:style-name="P4"/>
      <text:p text:style-name="P4"><text:span text:style-name="Source_20_Text">urlpatterns = [</text:span></text:p>
      <text:p text:style-name="P4"><text:span text:style-name="Source_20_Text"><text:s text:c="4"/>path('admin/', admin.site.urls),</text:span></text:p>
      <text:p text:style-name="P4"><text:span text:style-name="Source_20_Text"><text:s text:c="4"/>path('api/', include(router.urls)),</text:span></text:p>
      <text:p text:style-name="P5"><text:span text:style-name="Source_20_Text">]</text:span></text:p>
      <text:p text:style-name="Horizontal_20_Line"/>
      <text:h text:style-name="Heading_20_2" text:outline-level="2">⚛️ 2. Setup Frontend (React)</text:h>
      <text:h text:style-name="Heading_20_3" text:outline-level="3">2.1 Criar o app React</text:h>
      <text:p text:style-name="Preformatted_20_Text">bash</text:p>
      <text:p text:style-name="Preformatted_20_Text"/>
      <text:p text:style-name="P2"><text:span text:style-name="Source_20_Text">cd ..</text:span></text:p>
      <text:p text:style-name="P4"><text:span text:style-name="Source_20_Text">npx create-react-app frontend</text:span></text:p>
      <text:p text:style-name="P4"><text:span text:style-name="Source_20_Text">cd frontend</text:span></text:p>
      <text:p text:style-name="P5"><text:span text:style-name="Source_20_Text">npm install axios</text:span></text:p>
      <text:h text:style-name="Heading_20_3" text:outline-level="3">2.2 Estrutura sugerida</text:h>
      <text:p text:style-name="Preformatted_20_Text">css</text:p>
      <text:p text:style-name="Preformatted_20_Text">CopiarEditar</text:p>
      <text:p text:style-name="P2"><text:span text:style-name="Source_20_Text">frontend/</text:span></text:p>
      <text:p text:style-name="P4"><text:span text:style-name="Source_20_Text">├── src/</text:span></text:p>
      <text:p text:style-name="P4"><text:span text:style-name="Source_20_Text">│ <text:s text:c="2"/>├── components/</text:span></text:p>
      <text:p text:style-name="P4"><text:span text:style-name="Source_20_Text">│ <text:s text:c="2"/>│ <text:s text:c="2"/>├── FundosForm.js</text:span></text:p>
      <text:p text:style-name="P4"><text:span text:style-name="Source_20_Text">│ <text:s text:c="2"/>│ <text:s text:c="2"/>├── MovimentacoesForm.js</text:span></text:p>
      <text:p text:style-name="P4"><text:span text:style-name="Source_20_Text">│ <text:s text:c="2"/>│ <text:s text:c="2"/>└── Dashboard.js</text:span></text:p>
      <text:p text:style-name="P4"><text:span text:style-name="Source_20_Text">│ <text:s text:c="2"/>├── services/</text:span></text:p>
      <text:p text:style-name="P4"><text:span text:style-name="Source_20_Text">│ <text:s text:c="2"/>│ <text:s text:c="2"/>└── api.js</text:span></text:p>
      <text:p text:style-name="P5"><text:span text:style-name="Source_20_Text">│ <text:s text:c="2"/>├── App.js</text:span></text:p>
      <text:h text:style-name="Heading_20_3" text:outline-level="3">2.3 Exemplo de consumo da API</text:h>
      <text:h text:style-name="Heading_20_4" text:outline-level="4"><text:span text:style-name="Source_20_Text">services/api.js</text:span></text:h>
      <text:p text:style-name="Preformatted_20_Text">javascript</text:p>
      <text:p text:style-name="Preformatted_20_Text">CopiarEditar</text:p>
      <text:p text:style-name="P2"><text:span text:style-name="Source_20_Text">import axios from 'axios';</text:span></text:p>
      <text:p text:style-name="P4"/>
      <text:p text:style-name="P4"><text:span text:style-name="Source_20_Text">const api = axios.create({</text:span></text:p>
      <text:p text:style-name="P4"><text:span text:style-name="Source_20_Text"><text:s text:c="2"/>baseURL: 'http://localhost:8000/api/',</text:span></text:p>
      <text:p text:style-name="P4"><text:span text:style-name="Source_20_Text">});</text:span></text:p>
      <text:p text:style-name="P4"/>
      <text:p text:style-name="P5"><text:span text:style-name="Source_20_Text">export default api;</text:span></text:p>
      <text:h text:style-name="Heading_20_4" text:outline-level="4"><text:span text:style-name="Source_20_Text">Dashboard.js</text:span></text:h>
      <text:p text:style-name="Preformatted_20_Text">jsx</text:p>
      <text:p text:style-name="Preformatted_20_Text">CopiarEditar</text:p>
      <text:p text:style-name="P2"><text:span text:style-name="Source_20_Text">import React, { useEffect, useState } from 'react';</text:span></text:p>
      <text:p text:style-name="P4"><text:span text:style-name="Source_20_Text">import api from '../services/api';</text:span></text:p>
      <text:p text:style-name="P4"/>
      <text:p text:style-name="P4"><text:soft-page-break/><text:span text:style-name="Source_20_Text">export default function Dashboard() {</text:span></text:p>
      <text:p text:style-name="P4"><text:span text:style-name="Source_20_Text"><text:s text:c="2"/>const [movimentacoes, setMovimentacoes] = useState([]);</text:span></text:p>
      <text:p text:style-name="P4"><text:span text:style-name="Source_20_Text"><text:s text:c="2"/>const [saldo, setSaldo] = useState(0);</text:span></text:p>
      <text:p text:style-name="P4"/>
      <text:p text:style-name="P4"><text:span text:style-name="Source_20_Text"><text:s text:c="2"/>useEffect(() =&gt; {</text:span></text:p>
      <text:p text:style-name="P4"><text:span text:style-name="Source_20_Text"><text:s text:c="4"/>api.get('movimentacoes/').then(res =&gt; setMovimentacoes(res.data));</text:span></text:p>
      <text:p text:style-name="P4"><text:span text:style-name="Source_20_Text"><text:s text:c="4"/>// Você pode calcular o saldo aqui ou ter um endpoint específico</text:span></text:p>
      <text:p text:style-name="P4"><text:span text:style-name="Source_20_Text"><text:s text:c="2"/>}, []);</text:span></text:p>
      <text:p text:style-name="P4"/>
      <text:p text:style-name="P4"><text:span text:style-name="Source_20_Text"><text:s text:c="2"/>return (</text:span></text:p>
      <text:p text:style-name="P4"><text:span text:style-name="Source_20_Text"><text:s text:c="4"/>&lt;div&gt;</text:span></text:p>
      <text:p text:style-name="P4"><text:span text:style-name="Source_20_Text"><text:s text:c="6"/>&lt;h2&gt;Dashboard&lt;/h2&gt;</text:span></text:p>
      <text:p text:style-name="P4"><text:span text:style-name="Source_20_Text"><text:s text:c="6"/>&lt;p&gt;Saldo: R$ {saldo.toFixed(2)}&lt;/p&gt;</text:span></text:p>
      <text:p text:style-name="P4"><text:span text:style-name="Source_20_Text"><text:s text:c="6"/>&lt;table&gt;</text:span></text:p>
      <text:p text:style-name="P4"><text:span text:style-name="Source_20_Text"><text:s text:c="8"/>&lt;thead&gt;</text:span></text:p>
      <text:p text:style-name="P4"><text:span text:style-name="Source_20_Text"><text:s text:c="10"/>&lt;tr&gt;</text:span></text:p>
      <text:p text:style-name="P4"><text:span text:style-name="Source_20_Text"><text:s text:c="12"/>&lt;th&gt;Data&lt;/th&gt;&lt;th&gt;Tipo&lt;/th&gt;&lt;th&gt;Valor&lt;/th&gt;&lt;th&gt;Fundo&lt;/th&gt;</text:span></text:p>
      <text:p text:style-name="P4"><text:span text:style-name="Source_20_Text"><text:s text:c="10"/>&lt;/tr&gt;</text:span></text:p>
      <text:p text:style-name="P4"><text:span text:style-name="Source_20_Text"><text:s text:c="8"/>&lt;/thead&gt;</text:span></text:p>
      <text:p text:style-name="P4"><text:span text:style-name="Source_20_Text"><text:s text:c="8"/>&lt;tbody&gt;</text:span></text:p>
      <text:p text:style-name="P4"><text:span text:style-name="Source_20_Text"><text:s text:c="10"/>{movimentacoes.map(m =&gt; (</text:span></text:p>
      <text:p text:style-name="P4"><text:span text:style-name="Source_20_Text"><text:s text:c="12"/>&lt;tr key={m.id}&gt;</text:span></text:p>
      <text:p text:style-name="P4"><text:span text:style-name="Source_20_Text"><text:s text:c="14"/>&lt;td&gt;{m.data}&lt;/td&gt;</text:span></text:p>
      <text:p text:style-name="P4"><text:span text:style-name="Source_20_Text"><text:s text:c="14"/>&lt;td&gt;{m.tipo}&lt;/td&gt;</text:span></text:p>
      <text:p text:style-name="P4"><text:span text:style-name="Source_20_Text"><text:s text:c="14"/>&lt;td&gt;R$ {m.valor}&lt;/td&gt;</text:span></text:p>
      <text:p text:style-name="P4"><text:span text:style-name="Source_20_Text"><text:s text:c="14"/>&lt;td&gt;{m.fundo}&lt;/td&gt;</text:span></text:p>
      <text:p text:style-name="P4"><text:span text:style-name="Source_20_Text"><text:s text:c="12"/>&lt;/tr&gt;</text:span></text:p>
      <text:p text:style-name="P4"><text:span text:style-name="Source_20_Text"><text:s text:c="10"/>))}</text:span></text:p>
      <text:p text:style-name="P4"><text:span text:style-name="Source_20_Text"><text:s text:c="8"/>&lt;/tbody&gt;</text:span></text:p>
      <text:p text:style-name="P4"><text:span text:style-name="Source_20_Text"><text:s text:c="6"/>&lt;/table&gt;</text:span></text:p>
      <text:p text:style-name="P4"><text:span text:style-name="Source_20_Text"><text:s text:c="4"/>&lt;/div&gt;</text:span></text:p>
      <text:p text:style-name="P4"><text:span text:style-name="Source_20_Text"><text:s text:c="2"/>);</text:span></text:p>
      <text:p text:style-name="P5"><text:span text:style-name="Source_20_Text">}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h text:style-name="P1" text:outline-level="2"><text:span text:style-name="Source_20_Text">Docker (opcional)</text:span></text:h>
      <text:p text:style-name="Text_20_body"><text:span text:style-name="Source_20_Text">backend/Dockerfile</text:span> simples:</text:p>
      <text:p text:style-name="Preformatted_20_Text">Dockerfile</text:p>
      <text:p text:style-name="Preformatted_20_Text"/>
      <text:p text:style-name="P2"><text:span text:style-name="Source_20_Text">FROM python:3.11</text:span></text:p>
      <text:p text:style-name="P4"><text:span text:style-name="Source_20_Text">WORKDIR /app</text:span></text:p>
      <text:p text:style-name="P4"><text:span text:style-name="Source_20_Text">COPY requirements.txt .</text:span></text:p>
      <text:p text:style-name="P4"><text:span text:style-name="Source_20_Text">RUN pip install -r requirements.txt</text:span></text:p>
      <text:p text:style-name="P4"><text:span text:style-name="Source_20_Text">COPY . .</text:span></text:p>
      <text:p text:style-name="P5"><text:span text:style-name="Source_20_Text">CMD ["python", "manage.py", "runserver", "0.0.0.0:8000"]</text:span></text:p>
      <text:p text:style-name="Horizontal_20_Line"/>
      <text:h text:style-name="Heading_20_2" text:outline-level="2">✅ CI/CD (GitHub Actions - opcional)</text:h>
      <text:p text:style-name="Text_20_body"><text:span text:style-name="Source_20_Text">.github/workflows/deploy.yml</text:span>:</text:p>
      <text:p text:style-name="Preformatted_20_Text">yaml</text:p>
      <text:p text:style-name="Preformatted_20_Text"><text:soft-page-break/></text:p>
      <text:p text:style-name="P2"><text:span text:style-name="Source_20_Text">name: CI/CD</text:span></text:p>
      <text:p text:style-name="P4"/>
      <text:p text:style-name="P4"><text:span text:style-name="Source_20_Text">on:</text:span></text:p>
      <text:p text:style-name="P4"><text:span text:style-name="Source_20_Text"><text:s text:c="2"/>push:</text:span></text:p>
      <text:p text:style-name="P4"><text:span text:style-name="Source_20_Text"><text:s text:c="4"/>branches: [ main ]</text:span></text:p>
      <text:p text:style-name="P4"/>
      <text:p text:style-name="P4"><text:span text:style-name="Source_20_Text">jobs:</text:span></text:p>
      <text:p text:style-name="P4"><text:span text:style-name="Source_20_Text"><text:s text:c="2"/>build:</text:span></text:p>
      <text:p text:style-name="P4"><text:span text:style-name="Source_20_Text"><text:s text:c="4"/>runs-on: ubuntu-latest</text:span></text:p>
      <text:p text:style-name="P4"><text:span text:style-name="Source_20_Text"><text:s text:c="4"/>steps:</text:span></text:p>
      <text:p text:style-name="P4"><text:span text:style-name="Source_20_Text"><text:s text:c="6"/>- uses: actions/checkout@v2</text:span></text:p>
      <text:p text:style-name="P4"><text:span text:style-name="Source_20_Text"><text:s text:c="6"/>- name: Set up Python</text:span></text:p>
      <text:p text:style-name="P4"><text:span text:style-name="Source_20_Text"><text:s text:c="8"/>uses: actions/setup-python@v4</text:span></text:p>
      <text:p text:style-name="P4"><text:span text:style-name="Source_20_Text"><text:s text:c="8"/>with:</text:span></text:p>
      <text:p text:style-name="P4"><text:span text:style-name="Source_20_Text"><text:s text:c="10"/>python-version: '3.11'</text:span></text:p>
      <text:p text:style-name="P4"><text:span text:style-name="Source_20_Text"><text:s text:c="6"/>- name: Install dependencies</text:span></text:p>
      <text:p text:style-name="P4"><text:span text:style-name="Source_20_Text"><text:s text:c="8"/>run: |</text:span></text:p>
      <text:p text:style-name="P4"><text:span text:style-name="Source_20_Text"><text:s text:c="10"/>pip install -r backend/requirements.txt</text:span></text:p>
      <text:p text:style-name="P4"><text:span text:style-name="Source_20_Text"><text:s text:c="6"/>- name: Run tests</text:span></text:p>
      <text:p text:style-name="P4"><text:span text:style-name="Source_20_Text"><text:s text:c="8"/>run: |</text:span></text:p>
      <text:p text:style-name="P4"><text:span text:style-name="Source_20_Text"><text:s text:c="10"/>cd backend</text:span></text:p>
      <text:p text:style-name="P4"><text:span text:style-name="Source_20_Text"><text:s text:c="10"/>python manage.py test</text:span></text:p>
      <text:p text:style-name="P4"><text:span text:style-name="Source_20_Text"><text:s text:c="6"/>- name: Build Docker image</text:span></text:p>
      <text:p text:style-name="P4"><text:span text:style-name="Source_20_Text"><text:s text:c="8"/>run: docker build -t merito-backend ./backend</text:span></text:p>
      <text:p text:style-name="P4"><text:span text:style-name="Source_20_Text"><text:s text:c="6"/>- name: Simulate deploy</text:span></text:p>
      <text:p text:style-name="P5"><text:span text:style-name="Source_20_Text"><text:s text:c="8"/>run: echo "Deploy 🎉"</text:span></text:p>
      <text:p text:style-name="P5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23:59:42.604000000</meta:creation-date>
    <dc:date>2025-04-25T00:53:01.941000000</dc:date>
    <meta:editing-duration>P2DT31M14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7" meta:paragraph-count="252" meta:word-count="886" meta:character-count="7689" meta:non-whitespace-character-count="6432"/>
  </office:meta>
</office:document-meta>
</file>